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06-12T14:34:05</meta:creation-date>
    <dc:date>2012-07-02T17:43:16</dc:date>
    <dc:creator>damian </dc:creator>
    <meta:editing-duration>PT19M10S</meta:editing-duration>
    <meta:editing-cycles>29</meta:editing-cycles>
    <meta:generator>LibreOffice/3.5$Linux_x86 LibreOffice_project/350m1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